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44aa1" officeooo:paragraph-rsid="00144aa1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officeooo:rsid="00144aa1" officeooo:paragraph-rsid="00144aa1" style:font-weight-asian="normal" style:font-weight-complex="normal"/>
    </style:style>
    <style:style style:name="P5" style:family="paragraph" style:parent-style-name="Standard">
      <style:text-properties fo:font-weight="normal" officeooo:rsid="0014d2d7" officeooo:paragraph-rsid="0014d2d7" style:font-weight-asian="normal" style:font-weight-complex="normal"/>
    </style:style>
    <style:style style:name="P6" style:family="paragraph" style:parent-style-name="Standard">
      <style:text-properties fo:font-weight="normal" officeooo:rsid="00162376" officeooo:paragraph-rsid="00162376" style:font-weight-asian="normal" style:font-weight-complex="normal"/>
    </style:style>
    <style:style style:name="P7" style:family="paragraph" style:parent-style-name="Standard">
      <style:text-properties fo:font-weight="normal" officeooo:rsid="00180d75" officeooo:paragraph-rsid="00180d75" style:font-weight-asian="normal" style:font-weight-complex="normal"/>
    </style:style>
    <style:style style:name="P8" style:family="paragraph" style:parent-style-name="Standard">
      <style:text-properties fo:font-weight="normal" officeooo:rsid="001889d3" officeooo:paragraph-rsid="001889d3" style:font-weight-asian="normal" style:font-weight-complex="normal"/>
    </style:style>
    <style:style style:name="P9" style:family="paragraph" style:parent-style-name="Standard">
      <style:text-properties fo:font-weight="normal" officeooo:rsid="001889d3" officeooo:paragraph-rsid="00144aa1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5pt" fo:font-weight="bold" officeooo:paragraph-rsid="001c838e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0d75"/>
    </style:style>
    <style:style style:name="T3" style:family="text">
      <style:text-properties officeooo:rsid="001b0441"/>
    </style:style>
    <style:style style:name="T4" style:family="text">
      <style:text-properties officeooo:rsid="001be8ed"/>
    </style:style>
    <style:style style:name="T5" style:family="text">
      <style:text-properties fo:font-weight="normal" officeooo:rsid="001be8ed" style:font-weight-asian="normal" style:font-weight-complex="normal"/>
    </style:style>
    <style:style style:name="T6" style:family="text">
      <style:text-properties fo:font-weight="normal" officeooo:rsid="001b0441" style:font-weight-asian="normal" style:font-weight-complex="normal"/>
    </style:style>
    <style:style style:name="T7" style:family="text">
      <style:text-properties officeooo:rsid="001c838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ODO List for <text:span text:style-name="T7">next version <text:s/>of </text:span>VB2000.</text:p>
      <text:p text:style-name="Standard"/>
      <text:p text:style-name="Standard">Below are a number of suggestions for future versions. We can not guarantee that all of them or even any of them will be in <text:span text:style-name="T7">the next version</text:span>. We welcome <text:span text:style-name="T7">any </text:span>suggestions for future improvements.</text:p>
      <text:p text:style-name="P7"/>
      <text:p text:style-name="P1">Investigate use of VB2000 as an external program for Gaussian09 version D</text:p>
      <text:p text:style-name="P3"/>
      <text:p text:style-name="P3">This may allow REACTOR runs, geometry optimisation and frequencies, along with other things.</text:p>
      <text:p text:style-name="P3"/>
      <text:p text:style-name="P3"><text:span text:style-name="T1">Get extents in Gaussian version</text:span>.</text:p>
      <text:p text:style-name="P3"/>
      <text:p text:style-name="P3">The integrals required in the *.dat are promised for the next Gaussian release.</text:p>
      <text:p text:style-name="P3"/>
      <text:p text:style-name="P1">Investigate effective core potential or pseudo-potential VB runs in Gaussian.</text:p>
      <text:p text:style-name="P3"/>
      <text:p text:style-name="P3">Would make it equivalent to GAMESS version.</text:p>
      <text:p text:style-name="P3"/>
      <text:p text:style-name="P1">Generate AIMPAC *.wf<text:span text:style-name="T3">x</text:span> files. - <text:span text:style-name="T5">this is a very minor one as we a</text:span><text:span text:style-name="T6">lready have *.wfn files</text:span></text:p>
      <text:p text:style-name="P3"/>
      <text:p text:style-name="P7">AIMAll is a good program to read <text:span text:style-name="T4">w</text:span>fn files</text:p>
      <text:p text:style-name="P7"/>
      <text:p text:style-name="P3">Multiwfn -- A Multifunctional Wavefunction Analyzer, seems a good program to use.</text:p>
      <text:p text:style-name="P3">See <text:a xlink:type="simple" xlink:href="http://multiwfn.codeplex.com/" text:style-name="Internet_20_link" text:visited-style-name="Visited_20_Internet_20_Link">http://multiwfn.codeplex.com/</text:a></text:p>
      <text:p text:style-name="P3"/>
      <text:p text:style-name="P3">TopMol can also handle *.wfn files, but also handles molden format which we already have.</text:p>
      <text:p text:style-name="P3"/>
      <text:p text:style-name="P1">Significant recoding to use features of Fortran 90.</text:p>
      <text:p text:style-name="P3"/>
      <text:p text:style-name="P3">Modules could be used in place of COMMON statements and their declarations. Would need IMPLICIT NONE for all such subroutines.</text:p>
      <text:p text:style-name="P3"/>
      <text:p text:style-name="P5">PROBABLY NOT WORTH DOING BUT “IMP<text:span text:style-name="T2">L</text:span>ICIT NONE” IS BEING ADDED WHENEVER SIGNIFICANT CHANGES ARE MADE TO A SUBROUTINE.</text:p>
      <text:p text:style-name="P3"/>
      <text:p text:style-name="P1">Explore ways of getting a better integral package for stand-alone version.</text:p>
      <text:p text:style-name="P3"/>
      <text:p text:style-name="P3">We should look at open-source packages.</text:p>
      <text:p text:style-name="P3"/>
      <text:p text:style-name="P2">Parallelise the code.</text:p>
      <text:p text:style-name="P6"/>
      <text:p text:style-name="P4">This will not be easy, even for the GAMESS version, where we could fit in with way GAMESS does it.</text:p>
      <text:p text:style-name="P4"/>
      <text:p text:style-name="P2">Direct integrals.</text:p>
      <text:p text:style-name="P4"/>
      <text:p text:style-name="P4">Again not easy, and it may not be needed.</text:p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 Salter-Duke</meta:initial-creator>
    <meta:creation-date>2013-07-31T17:53:23</meta:creation-date>
    <dc:date>2018-01-04T15:29:52.982952665</dc:date>
    <meta:editing-duration>PT7H5M5S</meta:editing-duration>
    <meta:editing-cycles>17</meta:editing-cycles>
    <meta:generator>LibreOffice/5.1.4.2$Linux_X86_64 LibreOffice_project/10m0$Build-2</meta:generator>
    <meta:document-statistic meta:table-count="0" meta:image-count="0" meta:object-count="0" meta:page-count="1" meta:paragraph-count="22" meta:word-count="254" meta:character-count="1539" meta:non-whitespace-character-count="1306"/>
  </office:meta>
</office:document-meta>
</file>